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21000000B881081EC8A17CDA3C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6.945cm" svg:x="1.401cm" svg:y="1.2cm" presentation:class="title" presentation:user-transformed="true">
          <draw:text-box>
            <text:p>Birth and early developmental screening outcomes associatedwith cannabis exposure during pregnancy</text:p>
          </draw:text-box>
        </draw:frame>
        <draw:frame draw:style-name="gr1" draw:text-style-name="P1" draw:layer="layout" svg:width="22cm" svg:height="8.072cm" svg:x="3.2cm" svg:y="9.194cm">
          <draw:text-box>
            <text:p>Journal of Perinatology</text:p>
            <text:p/>
            <text:p>Published: 7 January 2020</text:p>
            <text:p/>
            <text:p>Available on:</text:p>
            <text:p><text:a xlink:href="https://www.nature.com/articles/s41372-019-0576-6.pdf" xlink:type="simple">https://www.nature.com/articles/s41372-019-0576-6.pdf</text:a></text:p>
            <text:p/>
            <text:p>Elyse Olshen Kharbanda ● Gabriela Vazquez-Benitez ● Alicia Kunin-Batson ● James D. Nordin ● Avalow Olsen ● Paul A. Romitt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Objective and 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“To compare birth and early developmental screening outcomes for infants with and without in utero cannabis exposures.”</text:p>
              </text:list-header>
              <text:list-item>
                <text:p>Preterm Birth</text:p>
              </text:list-item>
              <text:list-item>
                <text:p>Low Birth Weight</text:p>
              </text:list-item>
              <text:list-item>
                <text:p>Major Structural Birth Defects</text:p>
              </text:list-item>
              <text:list-item>
                <text:p>Developmental Delay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Conclusions</text:p>
          </draw:text-box>
        </draw:frame>
        <draw:frame presentation:style-name="pr7" draw:text-style-name="P3" draw:layer="layout" svg:width="25.199cm" svg:height="12.592cm" svg:x="1.4cm" svg:y="3.4cm" presentation:class="outline" presentation:user-transformed="true">
          <draw:text-box>
            <text:list text:style-name="L2">
              <text:list-header>
                <text:p text:style-name="P3"><text:span text:style-name="T1">Exposure to cannabis during pregnancy may adversely impact fetal growth.</text:span></text:p>
                <text:p text:style-name="P3"><text:span text:style-name="T1"/></text:p>
                <text:p text:style-name="P3"><text:span text:style-name="T1">In utero cannabis exposure was associated with SGA birth</text:span></text:p>
                <text:p text:style-name="P3"><text:span text:style-name="T1"/></text:p>
                <text:p text:style-name="P3"><text:span text:style-name="T1">Abnormal 12-month developmentalscreens occurred in 9.1% of infants</text:span></text:p>
                <text:p text:style-name="P3"><text:span text:style-name="T1"/></text:p>
                <text:p text:style-name="P3"><text:span text:style-name="T1">Additional birth outcomes were not associated with in utero cannabis exposur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1T08:15:16.097381281</meta:creation-date>
    <meta:editing-duration>PT17M38S</meta:editing-duration>
    <meta:editing-cycles>3</meta:editing-cycles>
    <meta:generator>LibreOffice/6.3.4.2.0$Linux_X86_64 LibreOffice_project/30$Build-2</meta:generator>
    <dc:title>Blue Curve</dc:title>
    <dc:date>2020-02-21T08:53:15.684853901</dc:date>
    <meta:document-statistic meta:object-count="47"/>
  </office:meta>
</office:document-meta>
</file>